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2.01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256.08pt" svg:height="112.56pt" svg:x="671.1pt" svg:y="104.54pt" draw:caption-point-x="200.95pt" draw:caption-point-y="-104.26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]" office:value-type="float" office:value="2.01" calcext:value-type="float">
            <text:p>2.01</text:p>
          </table:table-cell>
          <table:table-cell table:style-name="ce4" table:formula="of:=[.E14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2" calcext:value-type="float">
            <text:p>2.4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number-columns-repeated="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117]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33]" office:value-type="float" office:value="4.08" calcext:value-type="float">
            <text:p>4.08</text:p>
          </table:table-cell>
          <table:table-cell table:style-name="ce4" table:formula="of:=[.E133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5]" office:value-type="float" office:value="4.17" calcext:value-type="float">
            <text:p>4.17</text:p>
          </table:table-cell>
          <table:table-cell table:style-name="ce4" table:formula="of:=[.E145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2]" office:value-type="float" office:value="4.23" calcext:value-type="float">
            <text:p>4.23</text:p>
          </table:table-cell>
          <table:table-cell table:style-name="ce4" table:formula="of:=[.E15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57]" office:value-type="float" office:value="5.03" calcext:value-type="float">
            <text:p>5.03</text:p>
          </table:table-cell>
          <table:table-cell table:style-name="ce4" table:formula="of:=[.E157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4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5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7]" office:value-type="float" office:value="9.34" calcext:value-type="float">
            <text:p>9.34</text:p>
          </table:table-cell>
          <table:table-cell table:style-name="ce4" table:formula="of:=[.E207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1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5]" office:value-type="float" office:value="10.07" calcext:value-type="float">
            <text:p>10.07</text:p>
          </table:table-cell>
          <table:table-cell table:style-name="ce4" table:formula="of:=[.E215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1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2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3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4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3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6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9]" office:value-type="float" office:value="13.11" calcext:value-type="float">
            <text:p>13.11</text:p>
          </table:table-cell>
          <table:table-cell table:style-name="ce4" table:formula="of:=[.E259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268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270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73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5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7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8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9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2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87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9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4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299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03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04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09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1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2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8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5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9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53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table:formula="of:=[.D354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59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60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61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63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71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74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382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6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97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37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/>
      <table:database-ranges>
        <table:database-range table:name="SortierRange" table:target-range-address="Sheet1.C2:Sheet1.AM43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Sheet1.C2:Sheet1.AK43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14:15:07.740816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06-16T15:43:38.055128631</dc:date>
    <meta:editing-duration>P1DT11H48M26S</meta:editing-duration>
    <meta:editing-cycles>290</meta:editing-cycles>
    <meta:generator>LibreOffice/6.1.5.2$Linux_X86_64 LibreOffice_project/10$Build-2</meta:generator>
    <meta:document-statistic meta:table-count="1" meta:cell-count="2984" meta:object-count="0"/>
  </office:meta>
</office:document-meta>
</file>